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style>
    <style:style style:name="P4" style:parent-style-name="Normal" style:family="paragraph">
      <style:text-properties fo:font-style="italic" style:font-style-asian="italic"/>
    </style:style>
    <style:style style:name="P5" style:parent-style-name="Normal" style:family="paragraph">
      <style:text-properties fo:font-style="italic" style:font-style-asian="italic"/>
    </style:style>
    <style:style style:name="P6" style:parent-style-name="Normal" style:family="paragraph">
      <style:text-properties fo:font-style="italic" style:font-style-asian="italic"/>
    </style:style>
    <style:style style:name="P7" style:parent-style-name="Normal" style:family="paragraph">
      <style:text-properties fo:font-style="italic" style:font-style-asian="italic"/>
    </style:style>
    <style:style style:name="T8" style:parent-style-name="DefaultParagraphFont" style:family="text">
      <style:text-properties fo:font-weight="bold" style:font-weight-asian="bold"/>
    </style:style>
    <style:style style:name="T9" style:parent-style-name="DefaultParagraphFont" style:family="text">
      <style:text-properties fo:font-style="italic" style:font-style-asian="italic" style:text-underline-type="single" style:text-underline-style="solid" style:text-underline-width="auto" style:text-underline-mode="continuous"/>
    </style:style>
    <style:style style:name="T10" style:parent-style-name="DefaultParagraphFont" style:family="text">
      <style:text-properties fo:font-style="italic" style:font-style-asian="italic" style:text-underline-type="single" style:text-underline-style="solid" style:text-underline-width="auto" style:text-underline-mode="continuous"/>
    </style:style>
    <style:style style:name="T11" style:parent-style-name="DefaultParagraphFont" style:family="text">
      <style:text-properties fo:font-style="italic" style:font-style-asian="italic" style:text-underline-type="single" style:text-underline-style="solid" style:text-underline-width="auto" style:text-underline-mode="continuous"/>
    </style:style>
    <style:style style:name="T12" style:parent-style-name="DefaultParagraphFont" style:family="text">
      <style:text-properties fo:font-style="italic" style:font-style-asian="italic" style:text-underline-type="single" style:text-underline-style="solid" style:text-underline-width="auto" style:text-underline-mode="continuous"/>
    </style:style>
    <style:style style:name="T13" style:parent-style-name="DefaultParagraphFont" style:family="text">
      <style:text-properties fo:font-weight="bold" style:font-weight-asian="bold"/>
    </style:style>
  </office:automatic-styles>
  <office:body>
    <office:text text:use-soft-page-breaks="true">
      <text:p text:style-name="P1"><text:span text:style-name="T2">Player feedback document</text:span></text:p>
      <text:p text:style-name="Normal">Player name: Heather Bishop</text:p>
      <text:p text:style-name="Normal">Player age: 25<text:s/></text:p>
      <text:p text:style-name="Normal">Gender: Female</text:p>
      <text:p text:style-name="Normal"/>
      <text:p text:style-name="Normal"><text:span text:style-name="T3">Players initial thoughts:</text:span></text:p>
      <text:p text:style-name="P4">The first thoughts the player had about our game:</text:p>
      <text:p text:style-name="P5">Good, need a<text:s/>better<text:s/>learn, practise,<text:s/>master loop.</text:p>
      <text:p text:style-name="P6">Need clearer goals and objectives.</text:p>
      <text:p text:style-name="P7">Good element of<text:s/>strategy<text:s/>with doors, keys and levers.</text:p>
      <text:p text:style-name="Normal"/>
      <text:p text:style-name="Normal"/>
      <text:p text:style-name="Normal"><text:span text:style-name="T8">Questions:</text:span></text:p>
      <text:p text:style-name="Normal"><text:span text:style-name="T9">Upon loading into the level did you realise what your goal was?</text:span></text:p>
      <text:p text:style-name="Normal">I Didn’t<text:s/>know what the goals were<text:s/>straight away.</text:p>
      <text:p text:style-name="Normal"><text:span text:style-name="T10">Would you want<text:s/></text:span><text:span text:style-name="T11">more hints to be added into the game?</text:span></text:p>
      <text:p text:style-name="Normal">Yes<text:s/>, I would suggest adding colours to the guards or the doors to show the right way.</text:p>
      <text:p text:style-name="Normal"><text:span text:style-name="T12">Did you feel any emotions?</text:span></text:p>
      <text:p text:style-name="Normal">There’s a lot of<text:s/>challenge<text:s/>which is good and that lead to triumph when you chose the right guard.</text:p>
      <text:p text:style-name="Normal"/>
      <text:p text:style-name="Normal"><text:span text:style-name="T13">Suggestions:</text:span></text:p>
      <text:p text:style-name="Normal">Colour code the guards or keys<text:s/>to hint more. (on the second level)<text:s/></text:p>
      <text:p text:style-name="Normal">In first level i went to the red door first as it was different from the first so on the second level maybe you should keep to one coloured door to show the final goal.</text:p>
      <text:p text:style-name="Normal">Any guard should be able to use the lever if not it is a wasted charge<text:s/></text:p>
      <text:p text:style-name="Normal">I would like it if you could choose to exit the guard if you have enough time.</text:p>
      <text:p text:style-name="Normal">Different time<text:s/>on some guards<text:s/>would help because when I was trying to guess what guard unlocked a door I went through all of them as it wasn’t clear, if you gave some<text:s/>guards longer period of time the players can then investigate the level.</text:p>
      <text:p text:style-name="Normal">I thought<text:s/>the guard at the top<text:s/>of level two<text:s/>is special because of his outfit, which is a good thing to do , it looks like you have singled him out from the rest.<text:s/></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5in"/>
      <style:text-properties style:font-name="Calibri"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ja" style:country-asian="JP"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Joseph</meta:initial-creator>
    <dc:creator>Courtney-Jade Pearson (s185717)</dc:creator>
    <meta:creation-date>2016-11-11T17:32:00Z</meta:creation-date>
    <dc:date>2016-11-11T17:32:00Z</dc:date>
    <meta:template xlink:href="Normal" xlink:type="simple"/>
    <meta:editing-cycles>2</meta:editing-cycles>
    <meta:editing-duration>PT0S</meta:editing-duration>
    <meta:document-statistic meta:page-count="1" meta:paragraph-count="2" meta:word-count="223" meta:character-count="1495" meta:row-count="10" meta:non-whitespace-character-count="1274"/>
  </office:meta>
</office:document-meta>
</file>